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a0fa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ed6741"/>
    </style:style>
    <style:style style:name="T285" style:family="text">
      <style:text-properties style:font-name="Liberation Mono" fo:font-size="11pt" style:font-size-asian="11pt" style:font-size-complex="11pt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officeooo:rsid="102b859b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1035cc54" style:font-weight-asian="bold" style:font-weight-complex="bold"/>
    </style:style>
    <style:style style:name="T291" style:family="text">
      <style:text-properties fo:font-weight="bold" officeooo:rsid="103b85c2" style:font-weight-asian="bold" style:font-weight-complex="bold"/>
    </style:style>
    <style:style style:name="T292" style:family="text">
      <style:text-properties officeooo:rsid="1035cc54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1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19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0">na</text:span></text:span><text:span text:style-name="Definition"><text:span text:style-name="T282">me</text:span></text:span><text:span text:style-name="T216"><text:tab/><text:tab/><text:tab/> </text:span><text:span text:style-name="T216"><draw:control text:anchor-type="as-char" svg:y="-0.4cm" draw:z-index="20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0">COMPUTERNA</text:span></text:span><text:span text:style-name="Definition"><text:span text:style-name="T282">me</text:span></text:span><text:span text:style-name="T236"><text:tab/> </text:span><text:span text:style-name="T280"><draw:control text:anchor-type="as-char" svg:y="-0.4cm" draw:z-index="21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0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2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3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1305017567" text:style-name="L1">
        <text:list-item>
          <text:p text:style-name="P103"><text:bookmark-start text:name="__RefNumPara__4083_1271708128"/>Prepar<text:span text:style-name="T28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0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3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6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4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05633305961415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7">Esc</text:span><text:span text:style-name="T280">, </text:span><text:span text:style-name="T287">Delete</text:span><text:span text:style-name="T280">, </text:span><text:span text:style-name="T287">F1</text:span><text:span text:style-name="T280">, </text:span><text:span text:style-name="T287">F2</text:span><text:span text:style-name="T280">, </text:span><text:span text:style-name="T287">F9</text:span><text:span text:style-name="T280">, </text:span><text:span text:style-name="T287">F10</text:span><text:span text:style-name="T280">, </text:span><text:span text:style-name="T287">F11</text:span><text:span text:style-name="T280">, </text:span><text:span text:style-name="T284">or </text:span><text:span text:style-name="T287">F12</text:span><text:span text:style-name="T280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5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8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18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9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2">At</text:span> <text:span text:style-name="T289">Regio</text:span><text:span text:style-name="T291">n</text:span> <text:span text:style-name="T292">choose</text:span> <text:span text:style-name="T289">Europ</text:span><text:span text:style-name="T29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3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05633097168236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4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6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4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5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7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5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05633192830866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9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7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0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69">Written</text:span></text:span><text:span text:style-name="Emphasis"><text:span text:style-name="T268"> </text:span></text:span><text:span text:style-name="Emphasis"><text:span text:style-name="T269">by</text:span></text:span><text:span text:style-name="Emphasis"><text:span text:style-name="T26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70">, </text:span></text:span><text:a xlink:type="simple" xlink:href="https://creativecommons.org/publicdomain/zero/1.0" text:style-name="Internet_20_link" text:visited-style-name="Visited_20_Internet_20_Link"><text:span text:style-name="Emphasis"><text:span text:style-name="T271">CC0 1.0</text:span></text:span></text:a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2T10:56:32.064510681">02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6:31.936750137</dc:date>
    <meta:keyword>Installatie</meta:keyword>
    <meta:keyword>Checklist</meta:keyword>
    <meta:keyword>Linux</meta:keyword>
    <meta:editing-cycles>6949</meta:editing-cycles>
    <meta:editing-duration>P12DT8H21M30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5" meta:word-count="679" meta:character-count="4191" meta:non-whitespace-character-count="3556"/>
    <meta:user-defined meta:name="Info 1"/>
    <meta:user-defined meta:name="Info 2"/>
    <meta:user-defined meta:name="Info 3"/>
    <meta:user-defined meta:name="Info 4"/>
  </office:meta>
</office:document-meta>
</file>